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42cm"/>
    </style:style>
    <style:style style:name="gr3" style:family="graphic" style:parent-style-name="standard">
      <style:graphic-properties draw:stroke="none" svg:stroke-color="#000000" draw:fill="none" draw:fill-color="#ffffff" fo:min-height="0.7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432cm" svg:y1="4.277cm" svg:x2="5.432cm" svg:y2="9.357cm">
          <text:p/>
        </draw:line>
        <draw:line draw:style-name="gr1" draw:text-style-name="P1" draw:layer="layout" svg:x1="7.337cm" svg:y1="4.277cm" svg:x2="7.337cm" svg:y2="9.357cm">
          <text:p/>
        </draw:line>
        <draw:line draw:style-name="gr1" draw:text-style-name="P1" draw:layer="layout" svg:x1="3.527cm" svg:y1="6.182cm" svg:x2="9.242cm" svg:y2="6.182cm">
          <text:p/>
        </draw:line>
        <draw:line draw:style-name="gr1" draw:text-style-name="P1" draw:layer="layout" svg:x1="3.527cm" svg:y1="7.452cm" svg:x2="9.242cm" svg:y2="7.452cm">
          <text:p/>
        </draw:line>
        <draw:line draw:style-name="gr1" draw:text-style-name="P1" draw:layer="layout" svg:x1="5.432cm" svg:y1="4.277cm" svg:x2="7.337cm" svg:y2="4.277cm">
          <text:p/>
        </draw:line>
        <draw:line draw:style-name="gr1" draw:text-style-name="P1" draw:layer="layout" svg:x1="5.432cm" svg:y1="9.357cm" svg:x2="7.337cm" svg:y2="9.357cm">
          <text:p/>
        </draw:line>
        <draw:line draw:style-name="gr1" draw:text-style-name="P1" draw:layer="layout" svg:x1="3.527cm" svg:y1="6.182cm" svg:x2="3.527cm" svg:y2="7.452cm">
          <text:p/>
        </draw:line>
        <draw:line draw:style-name="gr1" draw:text-style-name="P1" draw:layer="layout" svg:x1="9.242cm" svg:y1="6.182cm" svg:x2="9.242cm" svg:y2="7.452cm">
          <text:p/>
        </draw:line>
        <draw:frame draw:style-name="gr2" draw:layer="layout" svg:width="0.903cm" svg:height="1.038cm" svg:x="6.067cm" svg:y="4.912cm">
          <draw:text-box>
            <text:p>0</text:p>
          </draw:text-box>
        </draw:frame>
        <draw:frame draw:style-name="gr2" draw:layer="layout" svg:width="0.903cm" svg:height="1.038cm" svg:x="4.153cm" svg:y="6.235cm">
          <draw:text-box>
            <text:p>0</text:p>
          </draw:text-box>
        </draw:frame>
        <draw:frame draw:style-name="gr2" draw:layer="layout" svg:width="0.903cm" svg:height="1.038cm" svg:x="5.97cm" svg:y="7.814cm">
          <draw:text-box>
            <text:p>0</text:p>
          </draw:text-box>
        </draw:frame>
        <draw:frame draw:style-name="gr2" draw:layer="layout" svg:width="0.903cm" svg:height="1.038cm" svg:x="7.864cm" svg:y="6.294cm">
          <draw:text-box>
            <text:p>0</text:p>
          </draw:text-box>
        </draw:frame>
        <draw:frame draw:style-name="gr2" draw:layer="layout" svg:width="0.903cm" svg:height="1.038cm" svg:x="5.989cm" svg:y="6.275cm">
          <draw:text-box>
            <text:p>1</text:p>
          </draw:text-box>
        </draw:frame>
        <draw:line draw:style-name="gr1" draw:text-style-name="P1" draw:layer="layout" svg:x1="12.778cm" svg:y1="4.237cm" svg:x2="12.778cm" svg:y2="9.317cm">
          <text:p/>
        </draw:line>
        <draw:line draw:style-name="gr1" draw:text-style-name="P1" draw:layer="layout" svg:x1="14.683cm" svg:y1="4.237cm" svg:x2="14.683cm" svg:y2="9.317cm">
          <text:p/>
        </draw:line>
        <draw:line draw:style-name="gr1" draw:text-style-name="P1" draw:layer="layout" svg:x1="10.873cm" svg:y1="6.142cm" svg:x2="16.588cm" svg:y2="6.142cm">
          <text:p/>
        </draw:line>
        <draw:line draw:style-name="gr1" draw:text-style-name="P1" draw:layer="layout" svg:x1="10.873cm" svg:y1="7.412cm" svg:x2="16.588cm" svg:y2="7.412cm">
          <text:p/>
        </draw:line>
        <draw:line draw:style-name="gr1" draw:text-style-name="P1" draw:layer="layout" svg:x1="12.778cm" svg:y1="4.237cm" svg:x2="14.683cm" svg:y2="4.237cm">
          <text:p/>
        </draw:line>
        <draw:line draw:style-name="gr1" draw:text-style-name="P1" draw:layer="layout" svg:x1="12.778cm" svg:y1="9.317cm" svg:x2="14.683cm" svg:y2="9.317cm">
          <text:p/>
        </draw:line>
        <draw:line draw:style-name="gr1" draw:text-style-name="P1" draw:layer="layout" svg:x1="10.873cm" svg:y1="6.142cm" svg:x2="10.873cm" svg:y2="7.412cm">
          <text:p/>
        </draw:line>
        <draw:line draw:style-name="gr1" draw:text-style-name="P1" draw:layer="layout" svg:x1="16.588cm" svg:y1="6.142cm" svg:x2="16.588cm" svg:y2="7.412cm">
          <text:p/>
        </draw:line>
        <draw:frame draw:style-name="gr2" draw:layer="layout" svg:width="0.903cm" svg:height="1.038cm" svg:x="13.413cm" svg:y="4.872cm">
          <draw:text-box>
            <text:p>1</text:p>
          </draw:text-box>
        </draw:frame>
        <draw:frame draw:style-name="gr2" draw:layer="layout" svg:width="0.903cm" svg:height="1.038cm" svg:x="11.499cm" svg:y="6.195cm">
          <draw:text-box>
            <text:p>1</text:p>
          </draw:text-box>
        </draw:frame>
        <draw:frame draw:style-name="gr2" draw:layer="layout" svg:width="0.903cm" svg:height="1.038cm" svg:x="13.316cm" svg:y="7.774cm">
          <draw:text-box>
            <text:p>1</text:p>
          </draw:text-box>
        </draw:frame>
        <draw:frame draw:style-name="gr2" draw:layer="layout" svg:width="0.903cm" svg:height="1.038cm" svg:x="15.21cm" svg:y="6.254cm">
          <draw:text-box>
            <text:p>1</text:p>
          </draw:text-box>
        </draw:frame>
        <draw:frame draw:style-name="gr3" draw:layer="layout" svg:width="0.841cm" svg:height="1.038cm" svg:x="13.355cm" svg:y="6.219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16T20:45:42</meta:creation-date>
    <dc:date>2010-02-16T21:15:35</dc:date>
    <meta:editing-duration>PT00H14M43S</meta:editing-duration>
    <meta:editing-cycles>1</meta:editing-cycles>
    <meta:document-statistic meta:object-count="26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